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2 Discussion: Pitching It</text:h>
      <text:p text:style-name="P1">Michael Surdek posted Oct 27, 2022 7:49 PM</text:p>
      <text:p text:style-name="P1"><text:bookmark text:name="d2l_1_94_373"/></text:p>
      <text:section text:style-name="Sect1" text:name="d2l_1_96_153">
        <text:p text:style-name="P3">I am in a fortunate position with the opportunity to apply what I have learned in this program to a real organization, which means I have been considering this question for some time. There is immense potential for data science in the manufacturing industry, and although my team is relatively mature in this area, most of our data systems are based on descriptive statistics, and potential predictive solutions have merely been discussed and idealized for the long run.</text:p>
        <text:p text:style-name="Text_20_body">The types of predictive analytics projects that could be used include quantifying the likelihood that a part in progress will become a finished product, predicting the chance and time that a machine will break down, and simulating how changes to products, components, or strategies will affect the bottom line.</text:p>
        <text:p text:style-name="Text_20_body">In terms of pitching the idea, I am also fortunate to work with a stakeholder who has a major say in key decisions, is extremely data literate, and advocates for the use of data in decision making through the work of our team. These are massive advantages as far as getting projects approved as well as increasing buy-in throughout the organization. This leaves me with two focuses when it comes to pitching future predictive solutions. The first is that predictive analytics solutions do not completely replace existing processes, but rather improve people's ability to execute the main objective. For example, there is a manual process in place to try to predict when machine maintenance will be necessary, and predictive analytics will only improve that process. Second and finally has to do with making it clear that there is value to be found in predictive solutions, which can take place either as an extension of the value from descriptive analytics or through pilot projects, similar to our experience in DAT 650.</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10-28T20:55:53.078279196</dc:date>
    <meta:editing-duration>PT7M21S</meta:editing-duration>
    <meta:editing-cycles>11</meta:editing-cycles>
    <meta:generator>LibreOffice/6.4.7.2$Linux_X86_64 LibreOffice_project/40$Build-2</meta:generator>
    <meta:document-statistic meta:table-count="0" meta:image-count="0" meta:object-count="0" meta:page-count="1" meta:paragraph-count="5" meta:word-count="309" meta:character-count="1871" meta:non-whitespace-character-count="1567"/>
  </office:meta>
</office:document-meta>
</file>